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PathCompositeHandler.initHandlers( Map &lt; String , ? extends HttpHandler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PathCompositeHandler.assertValidContextPath( String contex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PathCompositeHandler.handle(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xtPathCompositeHandler.ContextPathCompositeHandler( Map &lt; String , ? extends HttpHandler &gt; handl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